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155.9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373.13pt" svg:height="1002.81pt" svg:x="376.87pt" svg:y="48.5pt">
            <loext:p draw:notify-on-update-of-ranges="Sheet1.A2:Sheet1.A10 Sheet1.B2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ΔS Values</text:p>
          </table:table-cell>
          <table:table-cell table:style-name="ce2" office:value-type="string" calcext:value-type="string">
            <text:p>Number of Landmarks</text:p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2458" calcext:value-type="float">
            <text:p>2458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695" calcext:value-type="float">
            <text:p>1695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59" calcext:value-type="float">
            <text:p>1259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177" calcext:value-type="float">
            <text:p>1177</text:p>
          </table:table-cell>
          <table:table-cell table:number-columns-repeated="10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136" calcext:value-type="float">
            <text:p>1136</text:p>
          </table:table-cell>
          <table:table-cell table:number-columns-repeated="10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67" calcext:value-type="float">
            <text:p>1167</text:p>
          </table:table-cell>
          <table:table-cell table:number-columns-repeated="10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31" calcext:value-type="float">
            <text:p>1131</text:p>
          </table:table-cell>
          <table:table-cell table:number-columns-repeated="10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53" calcext:value-type="float">
            <text:p>1153</text:p>
          </table:table-cell>
          <table:table-cell table:number-columns-repeated="102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18" calcext:value-type="float">
            <text:p>12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3">00/00/0000</text:date>, <text:time style:data-style-name="N2" text:time-value="11:56:49.318436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eh Teymouri</meta:initial-creator>
    <meta:print-date>2019-03-01T01:58:26</meta:print-date>
    <meta:creation-date>2019-03-01T01:42:32</meta:creation-date>
    <dc:date>2020-10-23T12:21:45.830641288</dc:date>
    <meta:generator>LibreOffice/5.1.6.2$Linux_X86_64 LibreOffice_project/10m0$Build-2</meta:generator>
    <meta:editing-duration>PT18M42S</meta:editing-duration>
    <meta:editing-cycles>2</meta:editing-cycles>
    <meta:document-statistic meta:table-count="1" meta:cell-count="20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4" style:family="chart">
      <style:chart-properties chart:auto-position="true" style:rotation-angle="0"/>
      <style:text-properties fo:font-size="2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90"/>
      <style:text-properties fo:font-size="2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2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8.442cm" svg:height="35.378cm" xlink:href=".." xlink:type="simple" chart:class="chart:bar" chart:style-name="ch1">
        <chart:plot-area chart:style-name="ch2" table:cell-range-address="Sheet1.A2:Sheet1.B10" chart:data-source-has-labels="column" svg:x="2.732cm" svg:y="0.707cm" svg:width="44.742cm" svg:height="32.23cm">
          <chartooo:coordinate-region svg:x="4.571cm" svg:y="1.105cm" svg:width="42.903cm" svg:height="30.788cm"/>
          <chart:axis chart:dimension="x" chart:name="primary-x" chart:style-name="ch3" chartooo:axis-type="auto">
            <chartooo:date-scale/>
            <chart:title svg:x="23.23cm" svg:y="33.645cm" chart:style-name="ch4">
              <text:p>ΔS Values</text:p>
            </chart:title>
            <chart:categories table:cell-range-address="Sheet1.A2:Sheet1.A10"/>
          </chart:axis>
          <chart:axis chart:dimension="y" chart:name="primary-y" chart:style-name="ch5">
            <chart:title svg:x="0.451cm" svg:y="20.759cm" chart:style-name="ch6">
              <text:p>Number of Landmarks</text:p>
            </chart:title>
            <chart:grid chart:style-name="ch7" chart:class="major"/>
          </chart:axis>
          <chart:series chart:style-name="ch8" chart:values-cell-range-address="Sheet1.B2:Sheet1.B10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0</svg:desc>
                </draw:g>
              </table:table-cell>
              <table:table-cell office:value-type="float" office:value="2458">
                <text:p>2458</text:p>
                <draw:g>
                  <svg:desc>Sheet1.B2:Sheet1.B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18">
                <text:p>1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